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ndo clamav</text:p>
      <text:p text:style-name="P1"/>
      <text:p text:style-name="P1"/>
      <text:p text:style-name="P1"/>
      <text:p text:style-name="P1">root@crn-deb6:~#<text:span text:style-name="T1"> apt-get install clamav clamav-freshclam libclamav-dev libclamav6 clamav-testfiles libclamunrar6</text:span> </text:p>
      <text:p text:style-name="P1">Leyendo lista de paquetes... Hecho </text:p>
      <text:p text:style-name="P1">Creando árbol de dependencias <text:s text:c="6"/></text:p>
      <text:p text:style-name="P1">Leyendo la información de estado... Hecho </text:p>
      <text:p text:style-name="P1">Se instalarán los siguientes paquetes extras: </text:p>
      <text:p text:style-name="P1"><text:s text:c="2"/>binutils clamav-base gcc gcc-4.4 libbz2-dev libc-dev-bin libc6-dev libidn11-dev libssl-dev libtommath-dev libtommath-docs libtommath0 </text:p>
      <text:p text:style-name="P1"><text:s text:c="2"/>linux-libc-dev manpages-dev zlib1g-dev </text:p>
      <text:p text:style-name="P1">Paquetes sugeridos: </text:p>
      <text:p text:style-name="P1"><text:s text:c="2"/>binutils-doc clamav-docs gcc-multilib make autoconf automake1.9 libtool flex bison gdb gcc-doc gcc-4.4-multilib libmudflap0-4.4-dev </text:p>
      <text:p text:style-name="P1"><text:s text:c="2"/>gcc-4.4-doc gcc-4.4-locales libgcc1-dbg libgomp1-dbg libmudflap0-dbg libcloog-ppl0 libppl-c2 libppl7 glibc-doc </text:p>
      <text:p text:style-name="P1">Se instalarán los siguientes paquetes NUEVOS: </text:p>
      <text:p text:style-name="P1"><text:s text:c="2"/>binutils clamav clamav-base clamav-freshclam clamav-testfiles gcc gcc-4.4 libbz2-dev libc-dev-bin libc6-dev libclamav-dev libclamav6 </text:p>
      <text:p text:style-name="P1"><text:s text:c="2"/>libclamunrar6 libidn11-dev libssl-dev libtommath-dev libtommath-docs libtommath0 linux-libc-dev manpages-dev zlib1g-dev </text:p>
      <text:p text:style-name="P1">0 actualizados, 21 se instalarán, 0 para eliminar y 0 no actualizados. </text:p>
      <text:p text:style-name="P1">Necesito descargar 56,2 MB de archivos. </text:p>
      <text:p text:style-name="P1">Se utilizarán 98,7 MB de espacio de disco adicional después de esta operación. </text:p>
      <text:p text:style-name="P1">¿Desea continuar [S/n]? </text:p>
      <text:p text:style-name="P1"/>
      <text:p text:style-name="P1"/>
      <text:p text:style-name="P1"/>
      <text:p text:style-name="P2">dpkg-reconfigure clamav-freshclam</text:p>
      <text:p text:style-name="P1"/>
      <text:p text:style-name="P1">actualizar por cron</text:p>
      <text:p text:style-name="P1">mirror en chile</text:p>
      <text:p text:style-name="P1">actualizar a la hora</text:p>
      <text:p text:style-name="P1"/>
      <text:p text:style-name="P1">OK</text:p>
      <text:p text:style-name="P1"/>
      <text:p text:style-name="P1">testear #<text:span text:style-name="T1">clamscan /usr/share/clamav-testfiles</text:span></text:p>
      <text:p text:style-name="P1"/>
      <text:p text:style-name="P1">OK</text:p>
      <text:p text:style-name="P1"/>
      <text:p text:style-name="P1">Instalar clamav-daemon</text:p>
      <text:p text:style-name="P1"/>
      <text:p text:style-name="P1">root@crn-deb6:/etc/init.d# <text:span text:style-name="T1">apt-get install clamav-daemon </text:span></text:p>
      <text:p text:style-name="P1">Leyendo lista de paquetes... Hecho </text:p>
      <text:p text:style-name="P1">Creando árbol de dependencias <text:s text:c="6"/></text:p>
      <text:p text:style-name="P1">Leyendo la información de estado... Hecho </text:p>
      <text:p text:style-name="P1">Paquetes sugeridos: </text:p>
      <text:p text:style-name="P1"><text:s text:c="2"/>daemon clamav-docs </text:p>
      <text:p text:style-name="P1">Se instalarán los siguientes paquetes NUEVOS: </text:p>
      <text:p text:style-name="P1"><text:s text:c="2"/>clamav-daemon </text:p>
      <text:p text:style-name="P1"><text:soft-page-break/>0 actualizados, 1 se instalarán, 0 para eliminar y 0 no actualizados. </text:p>
      <text:p text:style-name="P1">Necesito descargar 410 kB de archivos. </text:p>
      <text:p text:style-name="P1">Se utilizarán 831 kB de espacio de disco adicional después de esta operación. </text:p>
      <text:p text:style-name="P1">Des:1 http://ftp.cl.debian.org/debian/ squeeze/main clamav-daemon i386 0.97+dfsg-2~squeeze1 [410 kB] </text:p>
      <text:p text:style-name="P1">Descargados 410 kB en 2seg. (146 kB/s) </text:p>
      <text:p text:style-name="P1">Seleccionando el paquete clamav-daemon previamente no seleccionado. </text:p>
      <text:p text:style-name="P1">(Leyendo la base de datos ... 120708 ficheros o directorios instalados actualmente.) </text:p>
      <text:p text:style-name="P1">Desempaquetando clamav-daemon (de .../clamav-daemon_0.97+dfsg-2~squeeze1_i386.deb) ... </text:p>
      <text:p text:style-name="P1">Procesando disparadores para man-db ... </text:p>
      <text:p text:style-name="P1">Configurando clamav-daemon (0.97+dfsg-2~squeeze1) ... </text:p>
      <text:p text:style-name="P1">Starting ClamAV daemon: clamd . </text:p>
      <text:p text:style-name="P1">root@crn-deb6:/etc/init.d# clamd </text:p>
      <text:p text:style-name="P1">clamd <text:s text:c="5"/>clamdscan <text:s/>clamdtop <text:s text:c="2"/></text:p>
      <text:p text:style-name="P1"/>
      <text:p text:style-name="P1">Configurar:</text:p>
      <text:p text:style-name="P1"/>
      <text:p text:style-name="P1">Testear clamd:</text:p>
      <text:p text:style-name="P1"/>
      <text:p text:style-name="P1">root@crn-deb6:/etc/init.d# <text:span text:style-name="T1">clamdscan /usr/share/clamav-testfiles/ </text:span></text:p>
      <text:p text:style-name="P1"/>
      <text:p text:style-name="P1">Y OK</text:p>
      <text:p text:style-name="P1"/>
      <text:p text:style-name="P1">Chequear que esta funcionando</text:p>
      <text:p text:style-name="P1"/>
      <text:p text:style-name="P1">root@crn-deb6:/etc/init.d# <text:span text:style-name="T1">ps -ef | grep clam </text:span></text:p>
      <text:p text:style-name="P1">root <text:s text:c="4"/>20335 <text:s text:c="4"/>1 <text:s/>4 14:49 ? <text:s text:c="7"/>00:00:09 /usr/sbin/clamd </text:p>
      <text:p text:style-name="P1">root <text:s text:c="4"/>20389 14007 <text:s/>0 14:52 pts/2 <text:s text:c="3"/>00:00:00 grep clam </text:p>
      <text:p text:style-name="P1">root@crn-deb6:/etc/init.d#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Campos</meta:initial-creator>
    <meta:creation-date>2011-10-04T10:53:24</meta:creation-date>
    <dc:date>2011-10-11T18:32:34</dc:date>
    <dc:creator>Manuel Campos</dc:creator>
    <meta:editing-duration>PT31M42S</meta:editing-duration>
    <meta:editing-cycles>5</meta:editing-cycles>
    <meta:generator>LibreOffice/3.3$Unix LibreOffice_project/330m19$Build-301</meta:generator>
    <meta:document-statistic meta:table-count="0" meta:image-count="0" meta:object-count="0" meta:page-count="2" meta:paragraph-count="56" meta:word-count="306" meta:character-count="2759"/>
  </office:meta>
</office:document-meta>
</file>